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19">
            <text:p>K-1819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8935.0">
            <text:p>8935.0</text:p>
          </table:table-cell>
          <table:table-cell office:value-type="float" office:value="144.0">
            <text:p>14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20">
            <text:p>K-1820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8345.0">
            <text:p>834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2025">
            <text:p>K-2025</text:p>
          </table:table-cell>
          <table:table-cell office:value-type="float" office:value="67.7">
            <text:p>67.7</text:p>
          </table:table-cell>
          <table:table-cell office:value-type="float" office:value="-53.5">
            <text:p>-53.5</text:p>
          </table:table-cell>
          <table:table-cell office:value-type="float" office:value="8625.0">
            <text:p>8625.0</text:p>
          </table:table-cell>
          <table:table-cell office:value-type="float" office:value="134.0">
            <text:p>134.0</text:p>
          </table:table-cell>
          <table:table-cell office:value-type="string" office:value="Claymys islandicus, Hiatella arctica">
            <text:p>Claymys islandicus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4.0">
            <text:p>64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4">
            <text:p>Weidick1974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22">
            <text:p>K-1822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9045.0">
            <text:p>9045.0</text:p>
          </table:table-cell>
          <table:table-cell office:value-type="float" office:value="144.0">
            <text:p>144.0</text:p>
          </table:table-cell>
          <table:table-cell office:value-type="string" office:value="Pecten islandicus">
            <text:p>Pecten islandic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21">
            <text:p>K-1821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8945.0">
            <text:p>8945.0</text:p>
          </table:table-cell>
          <table:table-cell office:value-type="float" office:value="144.0">
            <text:p>144.0</text:p>
          </table:table-cell>
          <table:table-cell office:value-type="string" office:value="Pecten islandicus, Hiatella arctica, Balanus hammeri">
            <text:p>Pecten islandicus, Hiatella arctica, Balanus hammeri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2a">
            <text:p>Weidick1972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